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 table:style-name="Default" table:number-columns-repeated="2"/>
          <table:table-cell table:style-name="Default" office:value-type="string" calcext:value-type="string">
            <text:p>93570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78.7283|</text:p>
          </table:table-cell>
          <table:table-cell table:number-columns-repeated="2"/>
          <table:table-cell office:value-type="string" calcext:value-type="string">
            <text:p>5872.3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5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1495.7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937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</text:p>
          </table:table-cell>
          <table:table-cell table:number-columns-repeated="9"/>
          <table:table-cell office:value-type="string" calcext:value-type="string">
            <text:p>=1777.6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.8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6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4.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6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.1515</text:p>
          </table:table-cell>
          <table:table-cell table:number-columns-repeated="2"/>
          <table:table-cell office:value-type="string" calcext:value-type="string">
            <text:p>63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8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15:35:14.4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6T15:36:04.154000000</dc:date>
    <meta:editing-duration>P6DT16H54M8S</meta:editing-duration>
    <meta:editing-cycles>2631</meta:editing-cycles>
    <meta:document-statistic meta:table-count="6" meta:cell-count="14637" meta:object-count="0"/>
  </office:meta>
</office:document-meta>
</file>